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1.1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8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3"/>
        <table:table-column table:style-name="co4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3">
          <table:table-cell office:value-type="string">
            <text:p>crystalMHz</text:p>
          </table:table-cell>
          <table:table-cell office:value-type="string">
            <text:p>REFDIV</text:p>
          </table:table-cell>
          <table:table-cell office:value-type="string">
            <text:p>Ref Freq</text:p>
          </table:table-cell>
          <table:table-cell office:value-type="string">
            <text:p>FREQ REG</text:p>
          </table:table-cell>
          <table:table-cell table:style-name="Default" office:value-type="string">
            <text:p>Freq Generated(Low)</text:p>
          </table:table-cell>
          <table:table-cell table:style-name="Default" office:value-type="string">
            <text:p>Freq Generated(High)</text:p>
          </table:table-cell>
          <table:table-cell table:style-name="Default" office:value-type="string">
            <text:p>Fseparation(kHz)</text:p>
          </table:table-cell>
          <table:table-cell table:style-name="Default" office:value-type="string">
            <text:p>FSEP REG</text:p>
          </table:table-cell>
          <table:table-cell table:style-name="Default" office:value-type="string">
            <text:p>FREQ REG Calc</text:p>
          </table:table-cell>
          <table:table-cell table:style-name="Default" office:value-type="string">
            <text:p>Target Freq</text:p>
          </table:table-cell>
          <table:table-cell table:style-name="Default" office:value-type="string">
            <text:p>FreqErrHz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]/[.B2]" office:value-type="float" office:value="1.8432">
            <text:p>1.8432</text:p>
          </table:table-cell>
          <table:table-cell office:value-type="float" office:value="3549563">
            <text:p>3549563</text:p>
          </table:table-cell>
          <table:table-cell table:formula="of:=[.C2]*([.D2]+8192)/16384" office:value-type="float" office:value="400.2474375">
            <text:p>400.247438</text:p>
          </table:table-cell>
          <table:table-cell table:formula="of:=[.E2]+[.C2]*[.H2]/16384" office:value-type="float" office:value="400.2523875">
            <text:p>400.252388</text:p>
          </table:table-cell>
          <table:table-cell table:formula="of:=([.F2]-[.E2])*1000" office:value-type="float" office:value="4.950000000008">
            <text:p>4.950000</text:p>
          </table:table-cell>
          <table:table-cell office:value-type="float" office:value="44">
            <text:p>44</text:p>
          </table:table-cell>
          <table:table-cell table:formula="of:= [.J2]* 16384 / [.C2] - 8192" office:value-type="float" office:value="3549585.77777778">
            <text:p>3549585.78</text:p>
          </table:table-cell>
          <table:table-cell office:value-type="float" office:value="400.25">
            <text:p>400.250000</text:p>
          </table:table-cell>
          <table:table-cell table:formula="of:=([.J2]-([.E2]+[.F2])/2)*1000000" office:value-type="float" office:value="87.5000000064574">
            <text:p>87.50</text:p>
          </table:table-cell>
          <table:table-cell office:value-type="string">
            <text:p>NWS000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3]/[.B3]" office:value-type="float" office:value="1.8432">
            <text:p>1.8432</text:p>
          </table:table-cell>
          <table:table-cell office:value-type="float" office:value="3552897">
            <text:p>3552897</text:p>
          </table:table-cell>
          <table:table-cell table:formula="of:=[.C3]*([.D3]+8192)/16384" office:value-type="float" office:value="400.6225125">
            <text:p>400.622513</text:p>
          </table:table-cell>
          <table:table-cell table:formula="of:=[.E3]+[.C3]*[.H3]/16384" office:value-type="float" office:value="400.6274625">
            <text:p>400.627463</text:p>
          </table:table-cell>
          <table:table-cell table:formula="of:=([.F3]-[.E3])*1000" office:value-type="float" office:value="4.950000000008">
            <text:p>4.950000</text:p>
          </table:table-cell>
          <table:table-cell office:value-type="float" office:value="44">
            <text:p>44</text:p>
          </table:table-cell>
          <table:table-cell table:formula="of:= [.J3]* 16384 / [.C3] - 8192" office:value-type="float" office:value="3552919.11111111">
            <text:p>3552919.11</text:p>
          </table:table-cell>
          <table:table-cell office:value-type="float" office:value="400.625">
            <text:p>400.625000</text:p>
          </table:table-cell>
          <table:table-cell table:formula="of:=([.J3]-([.E3]+[.F3])/2)*1000000" office:value-type="float" office:value="12.500000025284">
            <text:p>12.50</text:p>
          </table:table-cell>
          <table:table-cell office:value-type="string">
            <text:p>NWS000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4]/[.B4]" office:value-type="float" office:value="1.8432">
            <text:p>1.8432</text:p>
          </table:table-cell>
          <table:table-cell office:value-type="float" office:value="3556230">
            <text:p>3556230</text:p>
          </table:table-cell>
          <table:table-cell table:formula="of:=[.C4]*([.D4]+8192)/16384" office:value-type="float" office:value="400.997475">
            <text:p>400.997475</text:p>
          </table:table-cell>
          <table:table-cell table:formula="of:=[.E4]+[.C4]*[.H4]/16384" office:value-type="float" office:value="401.002425">
            <text:p>401.002425</text:p>
          </table:table-cell>
          <table:table-cell table:formula="of:=([.F4]-[.E4])*1000" office:value-type="float" office:value="4.950000000008">
            <text:p>4.950000</text:p>
          </table:table-cell>
          <table:table-cell office:value-type="float" office:value="44">
            <text:p>44</text:p>
          </table:table-cell>
          <table:table-cell table:formula="of:= [.J4]* 16384 / [.C4] - 8192" office:value-type="float" office:value="3556252.44444444">
            <text:p>3556252.44</text:p>
          </table:table-cell>
          <table:table-cell office:value-type="float" office:value="401">
            <text:p>401.000000</text:p>
          </table:table-cell>
          <table:table-cell table:formula="of:=([.J4]-([.E4]+[.F4])/2)*1000000" office:value-type="float" office:value="49.999999987449">
            <text:p>50.00</text:p>
          </table:table-cell>
          <table:table-cell office:value-type="string">
            <text:p>NWS001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5]/[.B5]" office:value-type="float" office:value="1.8432">
            <text:p>1.8432</text:p>
          </table:table-cell>
          <table:table-cell office:value-type="float" office:value="3559563">
            <text:p>3559563</text:p>
          </table:table-cell>
          <table:table-cell table:formula="of:=[.C5]*([.D5]+8192)/16384" office:value-type="float" office:value="401.3724375">
            <text:p>401.372438</text:p>
          </table:table-cell>
          <table:table-cell table:formula="of:=[.E5]+[.C5]*[.H5]/16384" office:value-type="float" office:value="401.3773875">
            <text:p>401.377388</text:p>
          </table:table-cell>
          <table:table-cell table:formula="of:=([.F5]-[.E5])*1000" office:value-type="float" office:value="4.950000000008">
            <text:p>4.950000</text:p>
          </table:table-cell>
          <table:table-cell office:value-type="float" office:value="44">
            <text:p>44</text:p>
          </table:table-cell>
          <table:table-cell table:formula="of:= [.J6]* 16384 / [.C5] - 8192" office:value-type="float" office:value="3562919.11111111">
            <text:p>3562919.11</text:p>
          </table:table-cell>
          <table:table-cell office:value-type="float" office:value="401.375">
            <text:p>401.375000</text:p>
          </table:table-cell>
          <table:table-cell table:formula="of:=([.J5]-([.E5]+[.F5])/2)*1000000" office:value-type="float" office:value="87.5000000064574">
            <text:p>87.50</text:p>
          </table:table-cell>
          <table:table-cell office:value-type="string">
            <text:p>NWS001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2">
            <text:p>12</text:p>
          </table:table-cell>
          <table:table-cell table:formula="of:=[.A6]/[.B6]" office:value-type="float" office:value="1.2288">
            <text:p>1.2288</text:p>
          </table:table-cell>
          <table:table-cell office:value-type="float" office:value="5348441">
            <text:p>5348441</text:p>
          </table:table-cell>
          <table:table-cell table:formula="of:=[.C6]*([.D6]+8192)/16384" office:value-type="float" office:value="401.747475">
            <text:p>401.747475</text:p>
          </table:table-cell>
          <table:table-cell table:formula="of:=[.E6]+[.C6]*[.H6]/16384" office:value-type="float" office:value="401.752425">
            <text:p>401.752425</text:p>
          </table:table-cell>
          <table:table-cell table:formula="of:=([.F6]-[.E6])*1000" office:value-type="float" office:value="4.950000000008">
            <text:p>4.950000</text:p>
          </table:table-cell>
          <table:table-cell office:value-type="float" office:value="66">
            <text:p>66</text:p>
          </table:table-cell>
          <table:table-cell table:formula="of:= [.J6]* 16384 / [.C6] - 8192" office:value-type="float" office:value="5348474.66666667">
            <text:p>5348474.67</text:p>
          </table:table-cell>
          <table:table-cell office:value-type="float" office:value="401.75">
            <text:p>401.750000</text:p>
          </table:table-cell>
          <table:table-cell table:formula="of:=([.J6]-([.E6]+[.F6])/2)*1000000" office:value-type="float" office:value="50.0000000442924">
            <text:p>50.00</text:p>
          </table:table-cell>
          <table:table-cell office:value-type="string">
            <text:p>NWS010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7]/[.B7]" office:value-type="float" office:value="1.47456">
            <text:p>1.47456</text:p>
          </table:table-cell>
          <table:table-cell office:value-type="float" office:value="4459836">
            <text:p>4459836</text:p>
          </table:table-cell>
          <table:table-cell table:formula="of:=[.C7]*([.D7]+8192)/16384" office:value-type="float" office:value="402.12252">
            <text:p>402.122520</text:p>
          </table:table-cell>
          <table:table-cell table:formula="of:=[.E7]+[.C7]*[.H7]/16384" office:value-type="float" office:value="402.12747">
            <text:p>402.127470</text:p>
          </table:table-cell>
          <table:table-cell table:formula="of:=([.F7]-[.E7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7]* 16384 / [.C7] - 8192" office:value-type="float" office:value="4459863.55555556">
            <text:p>4459863.56</text:p>
          </table:table-cell>
          <table:table-cell office:value-type="float" office:value="402.125">
            <text:p>402.125000</text:p>
          </table:table-cell>
          <table:table-cell table:formula="of:=([.J7]-([.E7]+[.F7])/2)*1000000" office:value-type="float" office:value="5.00000004421963">
            <text:p>5.00</text:p>
          </table:table-cell>
          <table:table-cell office:value-type="string">
            <text:p>NWS010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8]/[.B8]" office:value-type="float" office:value="1.47456">
            <text:p>1.47456</text:p>
          </table:table-cell>
          <table:table-cell office:value-type="float" office:value="4464002">
            <text:p>4464002</text:p>
          </table:table-cell>
          <table:table-cell table:formula="of:=[.C8]*([.D8]+8192)/16384" office:value-type="float" office:value="402.49746">
            <text:p>402.497460</text:p>
          </table:table-cell>
          <table:table-cell table:formula="of:=[.E8]+[.C8]*[.H8]/16384" office:value-type="float" office:value="402.50241">
            <text:p>402.502410</text:p>
          </table:table-cell>
          <table:table-cell table:formula="of:=([.F8]-[.E8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8]* 16384 / [.C8] - 8192" office:value-type="float" office:value="4464030.22222222">
            <text:p>4464030.22</text:p>
          </table:table-cell>
          <table:table-cell office:value-type="float" office:value="402.5">
            <text:p>402.500000</text:p>
          </table:table-cell>
          <table:table-cell table:formula="of:=([.J8]-([.E8]+[.F8])/2)*1000000" office:value-type="float" office:value="65.000000006421">
            <text:p>65.00</text:p>
          </table:table-cell>
          <table:table-cell office:value-type="string">
            <text:p>NWS011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9]/[.B9]" office:value-type="float" office:value="1.47456">
            <text:p>1.47456</text:p>
          </table:table-cell>
          <table:table-cell office:value-type="float" office:value="4468169">
            <text:p>4468169</text:p>
          </table:table-cell>
          <table:table-cell table:formula="of:=[.C9]*([.D9]+8192)/16384" office:value-type="float" office:value="402.87249">
            <text:p>402.872490</text:p>
          </table:table-cell>
          <table:table-cell table:formula="of:=[.E9]+[.C9]*[.H9]/16384" office:value-type="float" office:value="402.87744">
            <text:p>402.877440</text:p>
          </table:table-cell>
          <table:table-cell table:formula="of:=([.F9]-[.E9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9]* 16384 / [.C9] - 8192" office:value-type="float" office:value="4468196.88888889">
            <text:p>4468196.89</text:p>
          </table:table-cell>
          <table:table-cell office:value-type="float" office:value="402.875">
            <text:p>402.875000</text:p>
          </table:table-cell>
          <table:table-cell table:formula="of:=([.J9]-([.E9]+[.F9])/2)*1000000" office:value-type="float" office:value="35.0000000253203">
            <text:p>35.00</text:p>
          </table:table-cell>
          <table:table-cell office:value-type="string">
            <text:p>NWS011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0]/[.B10]" office:value-type="float" office:value="1.47456">
            <text:p>1.47456</text:p>
          </table:table-cell>
          <table:table-cell office:value-type="float" office:value="4472336">
            <text:p>4472336</text:p>
          </table:table-cell>
          <table:table-cell table:formula="of:=[.C10]*([.D10]+8192)/16384" office:value-type="float" office:value="403.24752">
            <text:p>403.247520</text:p>
          </table:table-cell>
          <table:table-cell table:formula="of:=[.E10]+[.C10]*[.H10]/16384" office:value-type="float" office:value="403.25247">
            <text:p>403.252470</text:p>
          </table:table-cell>
          <table:table-cell table:formula="of:=([.F10]-[.E10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0]* 16384 / [.C10] - 8192" office:value-type="float" office:value="4472363.55555556">
            <text:p>4472363.56</text:p>
          </table:table-cell>
          <table:table-cell office:value-type="float" office:value="403.25">
            <text:p>403.250000</text:p>
          </table:table-cell>
          <table:table-cell table:formula="of:=([.J10]-([.E10]+[.F10])/2)*1000000" office:value-type="float" office:value="5.00000004421963">
            <text:p>5.00</text:p>
          </table:table-cell>
          <table:table-cell office:value-type="string">
            <text:p>NWS100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1]/[.B11]" office:value-type="float" office:value="1.47456">
            <text:p>1.47456</text:p>
          </table:table-cell>
          <table:table-cell office:value-type="float" office:value="4476502">
            <text:p>4476502</text:p>
          </table:table-cell>
          <table:table-cell table:formula="of:=[.C11]*([.D11]+8192)/16384" office:value-type="float" office:value="403.62246">
            <text:p>403.622460</text:p>
          </table:table-cell>
          <table:table-cell table:formula="of:=[.E11]+[.C11]*[.H11]/16384" office:value-type="float" office:value="403.62741">
            <text:p>403.627410</text:p>
          </table:table-cell>
          <table:table-cell table:formula="of:=([.F11]-[.E11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1]* 16384 / [.C11] - 8192" office:value-type="float" office:value="4476530.22222222">
            <text:p>4476530.22</text:p>
          </table:table-cell>
          <table:table-cell office:value-type="float" office:value="403.625">
            <text:p>403.625000</text:p>
          </table:table-cell>
          <table:table-cell table:formula="of:=([.J11]-([.E11]+[.F11])/2)*1000000" office:value-type="float" office:value="65.000000006421">
            <text:p>65.00</text:p>
          </table:table-cell>
          <table:table-cell office:value-type="string">
            <text:p>NWS100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2]/[.B12]" office:value-type="float" office:value="1.47456">
            <text:p>1.47456</text:p>
          </table:table-cell>
          <table:table-cell office:value-type="float" office:value="4480669">
            <text:p>4480669</text:p>
          </table:table-cell>
          <table:table-cell table:formula="of:=[.C12]*([.D12]+8192)/16384" office:value-type="float" office:value="403.99749">
            <text:p>403.997490</text:p>
          </table:table-cell>
          <table:table-cell table:formula="of:=[.E12]+[.C12]*[.H12]/16384" office:value-type="float" office:value="404.00244">
            <text:p>404.002440</text:p>
          </table:table-cell>
          <table:table-cell table:formula="of:=([.F12]-[.E12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2]* 16384 / [.C12] - 8192" office:value-type="float" office:value="4480696.88888889">
            <text:p>4480696.89</text:p>
          </table:table-cell>
          <table:table-cell office:value-type="float" office:value="404">
            <text:p>404.000000</text:p>
          </table:table-cell>
          <table:table-cell table:formula="of:=([.J12]-([.E12]+[.F12])/2)*1000000" office:value-type="float" office:value="35.0000000253203">
            <text:p>35.00</text:p>
          </table:table-cell>
          <table:table-cell office:value-type="string">
            <text:p>NWS101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3]/[.B13]" office:value-type="float" office:value="1.47456">
            <text:p>1.47456</text:p>
          </table:table-cell>
          <table:table-cell office:value-type="float" office:value="4484836">
            <text:p>4484836</text:p>
          </table:table-cell>
          <table:table-cell table:formula="of:=[.C13]*([.D13]+8192)/16384" office:value-type="float" office:value="404.37252">
            <text:p>404.372520</text:p>
          </table:table-cell>
          <table:table-cell table:formula="of:=[.E13]+[.C13]*[.H13]/16384" office:value-type="float" office:value="404.37747">
            <text:p>404.377470</text:p>
          </table:table-cell>
          <table:table-cell table:formula="of:=([.F13]-[.E13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3]* 16384 / [.C13] - 8192" office:value-type="float" office:value="4484863.55555556">
            <text:p>4484863.56</text:p>
          </table:table-cell>
          <table:table-cell office:value-type="float" office:value="404.375">
            <text:p>404.375000</text:p>
          </table:table-cell>
          <table:table-cell table:formula="of:=([.J13]-([.E13]+[.F13])/2)*1000000" office:value-type="float" office:value="5.00000004421963">
            <text:p>5.00</text:p>
          </table:table-cell>
          <table:table-cell office:value-type="string">
            <text:p>NWS101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4]/[.B14]" office:value-type="float" office:value="1.47456">
            <text:p>1.47456</text:p>
          </table:table-cell>
          <table:table-cell office:value-type="float" office:value="4489002">
            <text:p>4489002</text:p>
          </table:table-cell>
          <table:table-cell table:formula="of:=[.C14]*([.D14]+8192)/16384" office:value-type="float" office:value="404.74746">
            <text:p>404.747460</text:p>
          </table:table-cell>
          <table:table-cell table:formula="of:=[.E14]+[.C14]*[.H14]/16384" office:value-type="float" office:value="404.75241">
            <text:p>404.752410</text:p>
          </table:table-cell>
          <table:table-cell table:formula="of:=([.F14]-[.E14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4]* 16384 / [.C14] - 8192" office:value-type="float" office:value="4489030.22222222">
            <text:p>4489030.22</text:p>
          </table:table-cell>
          <table:table-cell office:value-type="float" office:value="404.75">
            <text:p>404.750000</text:p>
          </table:table-cell>
          <table:table-cell table:formula="of:=([.J14]-([.E14]+[.F14])/2)*1000000" office:value-type="float" office:value="65.000000006421">
            <text:p>65.00</text:p>
          </table:table-cell>
          <table:table-cell office:value-type="string">
            <text:p>NWS110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5]/[.B15]" office:value-type="float" office:value="1.47456">
            <text:p>1.47456</text:p>
          </table:table-cell>
          <table:table-cell office:value-type="float" office:value="4493169">
            <text:p>4493169</text:p>
          </table:table-cell>
          <table:table-cell table:formula="of:=[.C15]*([.D15]+8192)/16384" office:value-type="float" office:value="405.12249">
            <text:p>405.122490</text:p>
          </table:table-cell>
          <table:table-cell table:formula="of:=[.E15]+[.C15]*[.H15]/16384" office:value-type="float" office:value="405.12744">
            <text:p>405.127440</text:p>
          </table:table-cell>
          <table:table-cell table:formula="of:=([.F15]-[.E15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5]* 16384 / [.C15] - 8192" office:value-type="float" office:value="4493196.88888889">
            <text:p>4493196.89</text:p>
          </table:table-cell>
          <table:table-cell office:value-type="float" office:value="405.125">
            <text:p>405.125000</text:p>
          </table:table-cell>
          <table:table-cell table:formula="of:=([.J15]-([.E15]+[.F15])/2)*1000000" office:value-type="float" office:value="35.0000000253203">
            <text:p>35.00</text:p>
          </table:table-cell>
          <table:table-cell office:value-type="string">
            <text:p>NWS110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6]/[.B16]" office:value-type="float" office:value="1.47456">
            <text:p>1.47456</text:p>
          </table:table-cell>
          <table:table-cell office:value-type="float" office:value="4497336">
            <text:p>4497336</text:p>
          </table:table-cell>
          <table:table-cell table:formula="of:=[.C16]*([.D16]+8192)/16384" office:value-type="float" office:value="405.49752">
            <text:p>405.497520</text:p>
          </table:table-cell>
          <table:table-cell table:formula="of:=[.E16]+[.C16]*[.H16]/16384" office:value-type="float" office:value="405.50247">
            <text:p>405.502470</text:p>
          </table:table-cell>
          <table:table-cell table:formula="of:=([.F16]-[.E16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6]* 16384 / [.C16] - 8192" office:value-type="float" office:value="4497363.55555556">
            <text:p>4497363.56</text:p>
          </table:table-cell>
          <table:table-cell office:value-type="float" office:value="405.5">
            <text:p>405.500000</text:p>
          </table:table-cell>
          <table:table-cell table:formula="of:=([.J16]-([.E16]+[.F16])/2)*1000000" office:value-type="float" office:value="5.00000004421963">
            <text:p>5.00</text:p>
          </table:table-cell>
          <table:table-cell office:value-type="string">
            <text:p>NWS1110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10">
            <text:p>10</text:p>
          </table:table-cell>
          <table:table-cell table:formula="of:=[.A17]/[.B17]" office:value-type="float" office:value="1.47456">
            <text:p>1.47456</text:p>
          </table:table-cell>
          <table:table-cell office:value-type="float" office:value="4501502">
            <text:p>4501502</text:p>
          </table:table-cell>
          <table:table-cell table:formula="of:=[.C17]*([.D17]+8192)/16384" office:value-type="float" office:value="405.87246">
            <text:p>405.872460</text:p>
          </table:table-cell>
          <table:table-cell table:formula="of:=[.E17]+[.C17]*[.H17]/16384" office:value-type="float" office:value="405.87741">
            <text:p>405.877410</text:p>
          </table:table-cell>
          <table:table-cell table:formula="of:=([.F17]-[.E17])*1000" office:value-type="float" office:value="4.950000000008">
            <text:p>4.950000</text:p>
          </table:table-cell>
          <table:table-cell office:value-type="float" office:value="55">
            <text:p>55</text:p>
          </table:table-cell>
          <table:table-cell table:formula="of:= [.J17]* 16384 / [.C17] - 8192" office:value-type="float" office:value="4501530.22222222">
            <text:p>4501530.22</text:p>
          </table:table-cell>
          <table:table-cell office:value-type="float" office:value="405.875">
            <text:p>405.875000</text:p>
          </table:table-cell>
          <table:table-cell table:formula="of:=([.J17]-([.E17]+[.F17])/2)*1000000" office:value-type="float" office:value="65.000000006421">
            <text:p>65.00</text:p>
          </table:table-cell>
          <table:table-cell office:value-type="string">
            <text:p>NWS111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19]/[.B19]" office:value-type="float" office:value="1.8432">
            <text:p>1.8432</text:p>
          </table:table-cell>
          <table:table-cell/>
          <table:table-cell table:formula="of:=[.C19]*([.D19]+8192)/16384" office:value-type="float" office:value="0.9216">
            <text:p>0.921600</text:p>
          </table:table-cell>
          <table:table-cell table:formula="of:=[.E19]+[.C19]*[.H19]/16384" office:value-type="float" office:value="0.9216">
            <text:p>0.921600</text:p>
          </table:table-cell>
          <table:table-cell table:formula="of:=([.F19]-[.E19])*1000" office:value-type="float" office:value="0">
            <text:p>0.000000</text:p>
          </table:table-cell>
          <table:table-cell/>
          <table:table-cell table:formula="of:= [.J19]* 16384 / [.C19] - 8192" office:value-type="float" office:value="-8192">
            <text:p>-8192.00</text:p>
          </table:table-cell>
          <table:table-cell/>
          <table:table-cell table:formula="of:=([.J19]-([.E19]+[.F19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0]/[.B20]" office:value-type="float" office:value="1.8432">
            <text:p>1.8432</text:p>
          </table:table-cell>
          <table:table-cell/>
          <table:table-cell table:formula="of:=[.C20]*([.D20]+8192)/16384" office:value-type="float" office:value="0.9216">
            <text:p>0.921600</text:p>
          </table:table-cell>
          <table:table-cell table:formula="of:=[.E20]+[.C20]*[.H20]/16384" office:value-type="float" office:value="0.9216">
            <text:p>0.921600</text:p>
          </table:table-cell>
          <table:table-cell table:formula="of:=([.F20]-[.E20])*1000" office:value-type="float" office:value="0">
            <text:p>0.000000</text:p>
          </table:table-cell>
          <table:table-cell/>
          <table:table-cell table:formula="of:= [.J20]* 16384 / [.C20] - 8192" office:value-type="float" office:value="-8192">
            <text:p>-8192.00</text:p>
          </table:table-cell>
          <table:table-cell/>
          <table:table-cell table:formula="of:=([.J20]-([.E20]+[.F20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1]/[.B21]" office:value-type="float" office:value="1.8432">
            <text:p>1.8432</text:p>
          </table:table-cell>
          <table:table-cell/>
          <table:table-cell table:formula="of:=[.C21]*([.D21]+8192)/16384" office:value-type="float" office:value="0.9216">
            <text:p>0.921600</text:p>
          </table:table-cell>
          <table:table-cell table:formula="of:=[.E21]+[.C21]*[.H21]/16384" office:value-type="float" office:value="0.9216">
            <text:p>0.921600</text:p>
          </table:table-cell>
          <table:table-cell table:formula="of:=([.F21]-[.E21])*1000" office:value-type="float" office:value="0">
            <text:p>0.000000</text:p>
          </table:table-cell>
          <table:table-cell/>
          <table:table-cell table:formula="of:= [.J21]* 16384 / [.C21] - 8192" office:value-type="float" office:value="-8192">
            <text:p>-8192.00</text:p>
          </table:table-cell>
          <table:table-cell/>
          <table:table-cell table:formula="of:=([.J21]-([.E21]+[.F21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2]/[.B22]" office:value-type="float" office:value="1.8432">
            <text:p>1.8432</text:p>
          </table:table-cell>
          <table:table-cell/>
          <table:table-cell table:formula="of:=[.C22]*([.D22]+8192)/16384" office:value-type="float" office:value="0.9216">
            <text:p>0.921600</text:p>
          </table:table-cell>
          <table:table-cell table:formula="of:=[.E22]+[.C22]*[.H22]/16384" office:value-type="float" office:value="0.9216">
            <text:p>0.921600</text:p>
          </table:table-cell>
          <table:table-cell table:formula="of:=([.F22]-[.E22])*1000" office:value-type="float" office:value="0">
            <text:p>0.000000</text:p>
          </table:table-cell>
          <table:table-cell/>
          <table:table-cell table:formula="of:= [.J22]* 16384 / [.C22] - 8192" office:value-type="float" office:value="-8192">
            <text:p>-8192.00</text:p>
          </table:table-cell>
          <table:table-cell/>
          <table:table-cell table:formula="of:=([.J22]-([.E22]+[.F22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3]/[.B23]" office:value-type="float" office:value="1.8432">
            <text:p>1.8432</text:p>
          </table:table-cell>
          <table:table-cell/>
          <table:table-cell table:formula="of:=[.C23]*([.D23]+8192)/16384" office:value-type="float" office:value="0.9216">
            <text:p>0.921600</text:p>
          </table:table-cell>
          <table:table-cell table:formula="of:=[.E23]+[.C23]*[.H23]/16384" office:value-type="float" office:value="0.9216">
            <text:p>0.921600</text:p>
          </table:table-cell>
          <table:table-cell table:formula="of:=([.F23]-[.E23])*1000" office:value-type="float" office:value="0">
            <text:p>0.000000</text:p>
          </table:table-cell>
          <table:table-cell/>
          <table:table-cell table:formula="of:= [.J23]* 16384 / [.C23] - 8192" office:value-type="float" office:value="-8192">
            <text:p>-8192.00</text:p>
          </table:table-cell>
          <table:table-cell/>
          <table:table-cell table:formula="of:=([.J23]-([.E23]+[.F23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4]/[.B24]" office:value-type="float" office:value="1.8432">
            <text:p>1.8432</text:p>
          </table:table-cell>
          <table:table-cell/>
          <table:table-cell table:formula="of:=[.C24]*([.D24]+8192)/16384" office:value-type="float" office:value="0.9216">
            <text:p>0.921600</text:p>
          </table:table-cell>
          <table:table-cell table:formula="of:=[.E24]+[.C24]*[.H24]/16384" office:value-type="float" office:value="0.9216">
            <text:p>0.921600</text:p>
          </table:table-cell>
          <table:table-cell table:formula="of:=([.F24]-[.E24])*1000" office:value-type="float" office:value="0">
            <text:p>0.000000</text:p>
          </table:table-cell>
          <table:table-cell/>
          <table:table-cell table:formula="of:= [.J24]* 16384 / [.C24] - 8192" office:value-type="float" office:value="-8192">
            <text:p>-8192.00</text:p>
          </table:table-cell>
          <table:table-cell/>
          <table:table-cell table:formula="of:=([.J24]-([.E24]+[.F24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5]/[.B25]" office:value-type="float" office:value="1.8432">
            <text:p>1.8432</text:p>
          </table:table-cell>
          <table:table-cell/>
          <table:table-cell table:formula="of:=[.C25]*([.D25]+8192)/16384" office:value-type="float" office:value="0.9216">
            <text:p>0.921600</text:p>
          </table:table-cell>
          <table:table-cell table:formula="of:=[.E25]+[.C25]*[.H25]/16384" office:value-type="float" office:value="0.9216">
            <text:p>0.921600</text:p>
          </table:table-cell>
          <table:table-cell table:formula="of:=([.F25]-[.E25])*1000" office:value-type="float" office:value="0">
            <text:p>0.000000</text:p>
          </table:table-cell>
          <table:table-cell/>
          <table:table-cell table:formula="of:= [.J25]* 16384 / [.C25] - 8192" office:value-type="float" office:value="-8192">
            <text:p>-8192.00</text:p>
          </table:table-cell>
          <table:table-cell/>
          <table:table-cell table:formula="of:=([.J25]-([.E25]+[.F25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6]/[.B26]" office:value-type="float" office:value="1.8432">
            <text:p>1.8432</text:p>
          </table:table-cell>
          <table:table-cell/>
          <table:table-cell table:formula="of:=[.C26]*([.D26]+8192)/16384" office:value-type="float" office:value="0.9216">
            <text:p>0.921600</text:p>
          </table:table-cell>
          <table:table-cell table:formula="of:=[.E26]+[.C26]*[.H26]/16384" office:value-type="float" office:value="0.9216">
            <text:p>0.921600</text:p>
          </table:table-cell>
          <table:table-cell table:formula="of:=([.F26]-[.E26])*1000" office:value-type="float" office:value="0">
            <text:p>0.000000</text:p>
          </table:table-cell>
          <table:table-cell/>
          <table:table-cell table:formula="of:= [.J26]* 16384 / [.C26] - 8192" office:value-type="float" office:value="-8192">
            <text:p>-8192.00</text:p>
          </table:table-cell>
          <table:table-cell/>
          <table:table-cell table:formula="of:=([.J26]-([.E26]+[.F26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7]/[.B27]" office:value-type="float" office:value="1.8432">
            <text:p>1.8432</text:p>
          </table:table-cell>
          <table:table-cell/>
          <table:table-cell table:formula="of:=[.C27]*([.D27]+8192)/16384" office:value-type="float" office:value="0.9216">
            <text:p>0.921600</text:p>
          </table:table-cell>
          <table:table-cell table:formula="of:=[.E27]+[.C27]*[.H27]/16384" office:value-type="float" office:value="0.9216">
            <text:p>0.921600</text:p>
          </table:table-cell>
          <table:table-cell table:formula="of:=([.F27]-[.E27])*1000" office:value-type="float" office:value="0">
            <text:p>0.000000</text:p>
          </table:table-cell>
          <table:table-cell/>
          <table:table-cell table:formula="of:= [.J27]* 16384 / [.C27] - 8192" office:value-type="float" office:value="-8192">
            <text:p>-8192.00</text:p>
          </table:table-cell>
          <table:table-cell/>
          <table:table-cell table:formula="of:=([.J27]-([.E27]+[.F27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8]/[.B28]" office:value-type="float" office:value="1.8432">
            <text:p>1.8432</text:p>
          </table:table-cell>
          <table:table-cell/>
          <table:table-cell table:formula="of:=[.C28]*([.D28]+8192)/16384" office:value-type="float" office:value="0.9216">
            <text:p>0.921600</text:p>
          </table:table-cell>
          <table:table-cell table:formula="of:=[.E28]+[.C28]*[.H28]/16384" office:value-type="float" office:value="0.9216">
            <text:p>0.921600</text:p>
          </table:table-cell>
          <table:table-cell table:formula="of:=([.F28]-[.E28])*1000" office:value-type="float" office:value="0">
            <text:p>0.000000</text:p>
          </table:table-cell>
          <table:table-cell/>
          <table:table-cell table:formula="of:= [.J28]* 16384 / [.C28] - 8192" office:value-type="float" office:value="-8192">
            <text:p>-8192.00</text:p>
          </table:table-cell>
          <table:table-cell/>
          <table:table-cell table:formula="of:=([.J28]-([.E28]+[.F28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 office:value-type="float" office:value="8">
            <text:p>8</text:p>
          </table:table-cell>
          <table:table-cell table:formula="of:=[.A29]/[.B29]" office:value-type="float" office:value="1.8432">
            <text:p>1.8432</text:p>
          </table:table-cell>
          <table:table-cell/>
          <table:table-cell table:formula="of:=[.C29]*([.D29]+8192)/16384" office:value-type="float" office:value="0.9216">
            <text:p>0.921600</text:p>
          </table:table-cell>
          <table:table-cell table:formula="of:=[.E29]+[.C29]*[.H29]/16384" office:value-type="float" office:value="0.9216">
            <text:p>0.921600</text:p>
          </table:table-cell>
          <table:table-cell table:formula="of:=([.F29]-[.E29])*1000" office:value-type="float" office:value="0">
            <text:p>0.000000</text:p>
          </table:table-cell>
          <table:table-cell/>
          <table:table-cell table:formula="of:= [.J29]* 16384 / [.C29] - 8192" office:value-type="float" office:value="-8192">
            <text:p>-8192.00</text:p>
          </table:table-cell>
          <table:table-cell/>
          <table:table-cell table:formula="of:=([.J29]-([.E29]+[.F29])/2)*1000000" office:value-type="float" office:value="-921600">
            <text:p>-921600.00</text:p>
          </table:table-cell>
          <table:table-cell office:value-type="string">
            <text:p>unused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4.7456">
            <text:p>14.7456</text:p>
          </table:table-cell>
          <table:table-cell/>
          <table:table-cell table:formula="of:=[.A31]/[.B31]" office:value-type="float" office:value="0">
            <text:p>#DIV/0!</text:p>
          </table:table-cell>
          <table:table-cell/>
          <table:table-cell table:formula="of:=[.C31]*([.D31]+8192)/16384" office:value-type="float" office:value="0">
            <text:p>#DIV/0!</text:p>
          </table:table-cell>
          <table:table-cell table:formula="of:=[.E31]+[.C31]*[.H31]/16384" office:value-type="float" office:value="0">
            <text:p>#DIV/0!</text:p>
          </table:table-cell>
          <table:table-cell table:formula="of:=([.F31]-[.E31])*1000" office:value-type="float" office:value="0">
            <text:p>#DIV/0!</text:p>
          </table:table-cell>
          <table:table-cell/>
          <table:table-cell table:formula="of:= [.J31]* 16384 / [.C31] - 8192" office:value-type="float" office:value="0">
            <text:p>#DIV/0!</text:p>
          </table:table-cell>
          <table:table-cell office:value-type="float" office:value="432.5">
            <text:p>432.500000</text:p>
          </table:table-cell>
          <table:table-cell table:formula="of:=([.J31]-([.E31]+[.F31])/2)*1000000" office:value-type="float" office:value="0">
            <text:p>#DIV/0!</text:p>
          </table:table-cell>
          <table:table-cell office:value-type="string">
            <text:p>APRS IARU R1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/>
          <table:table-cell table:formula="of:=[.A32]/[.B32]" office:value-type="float" office:value="0">
            <text:p>#DIV/0!</text:p>
          </table:table-cell>
          <table:table-cell/>
          <table:table-cell table:formula="of:=[.C32]*([.D32]+8192)/16384" office:value-type="float" office:value="0">
            <text:p>#DIV/0!</text:p>
          </table:table-cell>
          <table:table-cell table:formula="of:=[.E32]+[.C32]*[.H32]/16384" office:value-type="float" office:value="0">
            <text:p>#DIV/0!</text:p>
          </table:table-cell>
          <table:table-cell table:formula="of:=([.F32]-[.E32])*1000" office:value-type="float" office:value="0">
            <text:p>#DIV/0!</text:p>
          </table:table-cell>
          <table:table-cell/>
          <table:table-cell table:formula="of:= [.J32]* 16384 / [.C32] - 8192" office:value-type="float" office:value="0">
            <text:p>#DIV/0!</text:p>
          </table:table-cell>
          <table:table-cell office:value-type="float" office:value="445.925">
            <text:p>445.925000</text:p>
          </table:table-cell>
          <table:table-cell table:formula="of:=([.J32]-([.E32]+[.F32])/2)*1000000" office:value-type="float" office:value="0">
            <text:p>#DIV/0!</text:p>
          </table:table-cell>
          <table:table-cell office:value-type="string">
            <text:p>APRS US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/>
          <table:table-cell table:formula="of:=[.A33]/[.B33]" office:value-type="float" office:value="0">
            <text:p>#DIV/0!</text:p>
          </table:table-cell>
          <table:table-cell/>
          <table:table-cell table:formula="of:=[.C33]*([.D33]+8192)/16384" office:value-type="float" office:value="0">
            <text:p>#DIV/0!</text:p>
          </table:table-cell>
          <table:table-cell table:formula="of:=[.E33]+[.C33]*[.H33]/16384" office:value-type="float" office:value="0">
            <text:p>#DIV/0!</text:p>
          </table:table-cell>
          <table:table-cell table:formula="of:=([.F33]-[.E33])*1000" office:value-type="float" office:value="0">
            <text:p>#DIV/0!</text:p>
          </table:table-cell>
          <table:table-cell/>
          <table:table-cell table:formula="of:= [.J33]* 16384 / [.C33] - 8192" office:value-type="float" office:value="0">
            <text:p>#DIV/0!</text:p>
          </table:table-cell>
          <table:table-cell office:value-type="float" office:value="446.175">
            <text:p>446.175000</text:p>
          </table:table-cell>
          <table:table-cell table:formula="of:=([.J33]-([.E33]+[.F33])/2)*1000000" office:value-type="float" office:value="0">
            <text:p>#DIV/0!</text:p>
          </table:table-cell>
          <table:table-cell office:value-type="string">
            <text:p>APRS KC PRIMARY</text:p>
          </table:table-cell>
        </table:table-row>
        <table:table-row table:style-name="ro2">
          <table:table-cell office:value-type="float" office:value="14.7456">
            <text:p>14.7456</text:p>
          </table:table-cell>
          <table:table-cell/>
          <table:table-cell table:formula="of:=[.A34]/[.B34]" office:value-type="float" office:value="0">
            <text:p>#DIV/0!</text:p>
          </table:table-cell>
          <table:table-cell/>
          <table:table-cell table:formula="of:=[.C34]*([.D34]+8192)/16384" office:value-type="float" office:value="0">
            <text:p>#DIV/0!</text:p>
          </table:table-cell>
          <table:table-cell table:formula="of:=[.E34]+[.C34]*[.H34]/16384" office:value-type="float" office:value="0">
            <text:p>#DIV/0!</text:p>
          </table:table-cell>
          <table:table-cell table:formula="of:=([.F34]-[.E34])*1000" office:value-type="float" office:value="0">
            <text:p>#DIV/0!</text:p>
          </table:table-cell>
          <table:table-cell/>
          <table:table-cell table:formula="of:= [.J34]* 16384 / [.C34] - 8192" office:value-type="float" office:value="0">
            <text:p>#DIV/0!</text:p>
          </table:table-cell>
          <table:table-cell office:value-type="float" office:value="441.175">
            <text:p>441.175000</text:p>
          </table:table-cell>
          <table:table-cell table:formula="of:=([.J34]-([.E34]+[.F34])/2)*1000000" office:value-type="float" office:value="0">
            <text:p>#DIV/0!</text:p>
          </table:table-cell>
          <table:table-cell office:value-type="string">
            <text:p>APRS KC SECONDARY</text:p>
          </table:table-cell>
        </table:table-row>
        <table:table-row table:style-name="ro2" table:number-rows-repeated="3">
          <table:table-cell table:number-columns-repeated="4"/>
          <table:table-cell table:style-name="Default" table:number-columns-repeated="7"/>
          <table:table-cell/>
        </table:table-row>
        <table:table-row table:style-name="ro2">
          <table:table-cell table:style-name="ce1"/>
          <table:table-cell table:number-columns-repeated="3"/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10/03/2020</text:date>, <text:time>14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Allen</meta:initial-creator>
    <meta:creation-date>2020-10-03T12:20:04.64</meta:creation-date>
    <dc:date>2020-10-03T14:50:38.96</dc:date>
    <dc:creator>Richard Allen</dc:creator>
    <meta:editing-duration>PT1H4M19S</meta:editing-duration>
    <meta:editing-cycles>3</meta:editing-cycles>
    <meta:generator>OpenOffice/4.1.6$Win32 OpenOffice.org_project/416m1$Build-9790</meta:generator>
    <meta:document-statistic meta:table-count="3" meta:cell-count="384" meta:object-count="0"/>
  </office:meta>
</office:document-meta>
</file>